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5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8.488cm" fo:min-width="12.39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9" style:family="graphic" style:parent-style-name="standard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0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1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7d1d5" draw:textarea-horizontal-align="left" draw:auto-grow-height="true" draw:auto-grow-width="false" fo:min-height="4.407cm" fo:min-width="0cm"/>
      <style:paragraph-properties style:writing-mode="lr-tb"/>
    </style:style>
    <style:style style:name="gr1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333cm" fo:min-width="3.287cm"/>
    </style:style>
    <style:style style:name="gr14" style:family="graphic" style:parent-style-name="objectwithoutfill">
      <style:graphic-properties draw:marker-end="Arrowheads_20_3" draw:marker-end-width="0.3cm" draw:fill="none" loext:fill-use-slide-background="false" draw:textarea-vertical-align="middle"/>
    </style:style>
    <style:style style:name="gr1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1.154cm"/>
      <style:paragraph-properties style:writing-mode="lr-tb"/>
    </style:style>
    <style:style style:name="gr16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62cm" fo:min-width="1.0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7cm"/>
      <style:paragraph-properties style:writing-mode="lr-tb"/>
    </style:style>
    <style:style style:name="gr19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62cm" fo:min-width="1.05cm"/>
      <style:paragraph-properties style:writing-mode="lr-tb"/>
    </style:style>
    <style:style style:name="gr20" style:family="graphic" style:parent-style-name="standard">
      <style:graphic-properties draw:stroke="dash" draw:stroke-dash="Long_20_Dash" svg:stroke-color="#158466" svg:stroke-linecap="butt" draw:textarea-horizontal-align="justify" draw:textarea-vertical-align="top" draw:auto-grow-height="false" fo:min-height="8.912cm" fo:min-width="12.523cm"/>
      <style:paragraph-properties style:writing-mode="lr-tb"/>
    </style:style>
    <style:style style:name="gr2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51cm" fo:min-width="3.858cm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98cm" fo:min-width="1.403cm"/>
      <style:paragraph-properties style:writing-mode="lr-tb"/>
    </style:style>
    <style:style style:name="gr23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89cm" fo:min-width="1.2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97cm" fo:min-width="3.493cm"/>
      <style:paragraph-properties style:writing-mode="lr-tb"/>
    </style:style>
    <style:style style:name="gr25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9cm" fo:min-width="1.283cm"/>
      <style:paragraph-properties style:writing-mode="lr-tb"/>
    </style:style>
    <style:style style:name="gr26" style:family="graphic" style:parent-style-name="standard">
      <style:graphic-properties svg:stroke-color="#729fcf" draw:textarea-horizontal-align="justify" draw:textarea-vertical-align="middle" draw:auto-grow-height="false" fo:min-height="1.284cm" fo:min-width="5.44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393cm" fo:min-width="9.623cm"/>
      <style:paragraph-properties style:writing-mode="lr-tb"/>
    </style:style>
    <style:style style:name="gr28" style:family="graphic" style:parent-style-name="standard">
      <style:graphic-properties draw:marker-end="Arrowheads_20_3" draw:textarea-vertical-align="middl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6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text-properties fo:font-size="16pt" fo:background-color="transparent"/>
    </style:style>
    <style:style style:name="P9" style:family="paragraph">
      <loext:graphic-properties draw:fill="solid" draw:fill-color="#f7d1d5"/>
      <style:text-properties fo:font-size="16pt" fo:background-color="transparent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start" style:writing-mode="lr-tb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T1" style:family="text">
      <style:text-properties style:font-name="DejaVu Sans1" fo:font-size="14pt" style:font-name-asian="DejaVu Sans1" style:font-size-asian="14pt" style:font-size-complex="14pt"/>
    </style:style>
    <style:style style:name="T2" style:family="text">
      <style:text-properties style:font-name="DejaVu Sans1" style:font-name-asian="DejaVu Sans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3" draw:layer="layout" svg:width="9.754cm" svg:height="2.79cm" svg:x="3.676cm" svg:y="3.085cm">
          <text:p text:style-name="P3">Backend API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3cm" svg:height="1.75cm" svg:x="1.5cm" svg:y="0.5cm" presentation:class="title" presentation:user-transformed="true">
          <draw:text-box>
            <text:p>parseHMIConfig()</text:p>
          </draw:text-box>
        </draw:frame>
        <draw:custom-shape draw:style-name="gr3" draw:text-style-name="P4" draw:layer="layout" svg:width="3.732cm" svg:height="2.401cm" svg:x="4.25cm" svg:y="3.251cm">
          <text:p text:style-name="P4">fetch HMI </text:p>
          <text:p text:style-name="P4">configu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7.624cm" svg:y="12.302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96cm" svg:height="8.738cm" draw:transform="skewX (-0.011693705988362) translate (14.147cm 3.0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14.817cm" svg:y="3.492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21.133cm" svg:y="3.511cm">
          <text:p text:style-name="P4">buildAxisGroups()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7.494cm" svg:y1="5.986cm" svg:x2="17.474cm" svg:y2="7.205cm">
          <text:p/>
        </draw:line>
        <draw:line draw:style-name="gr7" draw:text-style-name="P5" draw:layer="layout" svg:x1="23.9cm" svg:y1="6.004cm" svg:x2="23.88cm" svg:y2="7.223cm">
          <text:p/>
        </draw:line>
        <draw:frame draw:style-name="gr8" draw:text-style-name="P6" draw:layer="layout" svg:width="5.502cm" svg:height="0.962cm" svg:x="18.048cm" svg:y="2.065cm">
          <draw:text-box>
            <text:p>parseHMIConfig()</text:p>
          </draw:text-box>
        </draw:frame>
        <draw:custom-shape draw:style-name="gr9" draw:text-style-name="P4" draw:layer="layout" svg:width="5.616cm" svg:height="1.552cm" svg:x="14.723cm" svg:y="7.186cm">
          <text:p text:style-name="P7">rollInAxisGroup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616cm" svg:height="1.552cm" svg:x="21.041cm" svg:y="7.223cm">
          <text:p text:style-name="P7">rollOutAxisGroup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488cm" svg:y1="8.738cm" svg:x2="19.488cm" svg:y2="9.624cm">
          <text:p/>
        </draw:line>
        <draw:line draw:style-name="gr7" draw:text-style-name="P5" draw:layer="layout" svg:x1="22.019cm" svg:y1="8.627cm" svg:x2="22.02cm" svg:y2="9.624cm">
          <text:p/>
        </draw:line>
        <draw:custom-shape draw:style-name="gr11" draw:text-style-name="P7" draw:layer="layout" svg:width="5.616cm" svg:height="1.552cm" svg:x="17.679cm" svg:y="9.624cm">
          <text:p text:style-name="P7">hmiCfg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45cm" svg:y1="11.176cm" svg:x2="20.468cm" svg:y2="12.302cm">
          <text:p/>
        </draw:line>
        <draw:custom-shape draw:style-name="gr4" draw:text-style-name="P4" draw:layer="layout" svg:width="5.652cm" svg:height="1.534cm" svg:x="4.62cm" svg:y="7.989cm">
          <text:p text:style-name="P4">hmiConfigStat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999cm" svg:y1="5.652cm" svg:x2="5.967cm" svg:y2="7.989cm">
          <text:p/>
        </draw:line>
        <draw:line draw:style-name="gr7" draw:text-style-name="P5" draw:layer="layout" svg:x1="10.272cm" svg:y1="8.719cm" svg:x2="14.147cm" svg:y2="8.701cm">
          <text:p/>
        </draw:line>
        <draw:frame draw:style-name="gr12" draw:text-style-name="P9" draw:layer="layout" svg:width="9.883cm" svg:height="4.657cm" svg:x="3.898cm" svg:y="9.827cm">
          <draw:text-box>
            <text:p text:style-name="P8">BuildAxisGroups():</text:p>
            <text:p text:style-name="P8">將 hmiConfigState 資料轉成</text:p>
            <text:p text:style-name="P8">樹狀結構：準備區附屬於</text:p>
            <text:p text:style-name="P8">機臺下，機臺附屬於</text:p>
            <text:p text:style-name="P8">捲取段 rollInAxisGroups 或</text:p>
            <text:p text:style-name="P8">給線段 rollOutAxisGroups</text:p>
          </draw:text-box>
        </draw:frame>
        <draw:g>
          <draw:custom-shape draw:style-name="gr13" draw:text-style-name="P10" draw:layer="layout" svg:width="3.787cm" svg:height="3.583cm" svg:x="0.241cm" svg:y="6.07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5" draw:layer="layout" svg:x1="0.563cm" svg:y1="6.245cm" svg:x2="2.042cm" svg:y2="6.245cm">
              <text:p/>
            </draw:line>
            <draw:frame draw:style-name="gr15" draw:text-style-name="P6" draw:layer="layout" svg:width="1.734cm" svg:height="0.962cm" svg:x="0.35cm" svg:y="6.333cm">
              <draw:text-box>
                <text:p>data</text:p>
              </draw:text-box>
            </draw:frame>
            <draw:custom-shape draw:style-name="gr16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6" draw:layer="layout" svg:width="3.469cm" svg:height="0.962cm" svg:x="0.317cm" svg:y="8.865cm">
              <draw:text-box>
                <text:p>variable</text:p>
              </draw:text-box>
            </draw:frame>
            <draw:custom-shape draw:style-name="gr16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6" draw:layer="layout" svg:width="3.639cm" svg:height="0.962cm" svg:x="0.317cm" svg:y="7.471cm">
              <draw:text-box>
                <text:p>ReactState</text:p>
              </draw:text-box>
            </draw:frame>
            <draw:custom-shape draw:style-name="gr19" draw:text-style-name="P11" draw:layer="layout" svg:width="1.55cm" svg:height="0.312cm" svg:x="0.492cm" svg:y="8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buildDisplayData()</text:p>
          </draw:text-box>
        </draw:frame>
        <draw:g>
          <draw:custom-shape draw:style-name="gr2" draw:text-style-name="P3" draw:layer="layout" svg:width="9.754cm" svg:height="2.79cm" svg:x="1.793cm" svg:y="2.494cm">
            <text:p text:style-name="P3">Backend API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32cm" svg:height="2.401cm" svg:x="2.367cm" svg:y="2.66cm">
            <text:p text:style-name="P4">fetch </text:p>
            <text:p text:style-name="P4">Production </text:p>
            <text:p text:style-name="P4">data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2" draw:layer="layout" svg:width="13.023cm" svg:height="9.162cm" svg:x="12.783cm" svg:y="2.457cm">
          <text:p text:style-name="P12"><text:span text:style-name="T1"/></text:p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10" draw:layer="layout" svg:width="4.358cm" svg:height="3.901cm" svg:x="2.438cm" svg:y="8.755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5" draw:layer="layout" svg:x1="2.808cm" svg:y1="8.945cm" svg:x2="4.51cm" svg:y2="8.945cm">
              <text:p/>
            </draw:line>
            <draw:frame draw:style-name="gr22" draw:text-style-name="P6" draw:layer="layout" svg:width="1.903cm" svg:height="1.048cm" svg:x="2.564cm" svg:y="9.041cm">
              <draw:text-box>
                <text:p>data</text:p>
              </draw:text-box>
            </draw:frame>
            <draw:custom-shape draw:style-name="gr23" draw:text-style-name="P11" draw:layer="layout" svg:width="1.782cm" svg:height="0.339cm" svg:x="2.708cm" svg:y="9.8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text-style-name="P6" draw:layer="layout" svg:width="3.993cm" svg:height="1.047cm" svg:x="2.525cm" svg:y="11.798cm">
              <draw:text-box>
                <text:p>variable</text:p>
              </draw:text-box>
            </draw:frame>
            <draw:custom-shape draw:style-name="gr23" draw:text-style-name="P11" draw:layer="layout" svg:width="1.782cm" svg:height="0.339cm" svg:x="2.708cm" svg:y="9.8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text-style-name="P6" draw:layer="layout" svg:width="3.993cm" svg:height="1.047cm" svg:x="2.526cm" svg:y="10.28cm">
              <draw:text-box>
                <text:p>ReactState</text:p>
              </draw:text-box>
            </draw:frame>
            <draw:custom-shape draw:style-name="gr25" draw:text-style-name="P11" draw:layer="layout" svg:width="1.783cm" svg:height="0.34cm" svg:x="2.727cm" svg:y="11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7" draw:text-style-name="P5" draw:layer="layout" svg:x1="4.946cm" svg:y1="5.061cm" svg:x2="4.946cm" svg:y2="5.967cm">
          <text:p/>
        </draw:line>
        <draw:custom-shape draw:style-name="gr4" draw:text-style-name="P4" draw:layer="layout" svg:width="5.652cm" svg:height="1.534cm" svg:x="15.258cm" svg:y="2.712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26" draw:text-style-name="P4" xml:id="id1" draw:id="id1" draw:layer="layout" svg:width="5.945cm" svg:height="1.534cm" svg:x="1.831cm" svg:y="5.939cm">
          <text:p text:style-name="P4">productionStat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3.632cm" svg:y="11.985cm">
          <text:p text:style-name="P4">rollInDat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9.506cm" svg:y="11.948cm">
          <text:p text:style-name="P4">rollOutData</text:p>
          <draw:enhanced-geometry svg:viewBox="0 0 21600 21600" draw:type="rectangle" draw:enhanced-path="M 0 0 L 21600 0 21600 21600 0 21600 0 0 Z N"/>
        </draw:custom-shape>
        <draw:custom-shape draw:style-name="gr27" draw:text-style-name="P4" xml:id="id2" draw:id="id2" draw:layer="layout" svg:width="10.123cm" svg:height="1.643cm" svg:x="14.076cm" svg:y="9.443cm">
          <text:p text:style-name="P4">getProductionDataByDeviceID()</text:p>
          <draw:enhanced-geometry svg:viewBox="0 0 21600 21600" draw:type="rectangle" draw:enhanced-path="M 0 0 L 21600 0 21600 21600 0 21600 0 0 Z N"/>
        </draw:custom-shape>
        <draw:connector draw:style-name="gr28" draw:text-style-name="P13" draw:layer="layout" svg:x1="7.776cm" svg:y1="6.706cm" svg:x2="14.076cm" svg:y2="10.264cm" draw:start-shape="id1" draw:start-glue-point="1" draw:end-shape="id2" draw:end-glue-point="3" svg:d="M7776 6706h3149v3558h3151" svg:viewBox="0 0 6301 3559">
          <text:p/>
        </draw:connector>
        <draw:custom-shape draw:style-name="gr27" draw:text-style-name="P4" draw:layer="layout" svg:width="10.123cm" svg:height="1.643cm" svg:x="14.076cm" svg:y="7.521cm">
          <text:p text:style-name="P4">buildReelData()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12.838cm" svg:height="3.196cm" svg:x="12.968cm" svg:y="4.489cm">
          <draw:text-box>
            <text:p text:style-name="P14"><text:span text:style-name="T2">樹狀遍歷 </text:span><text:span text:style-name="T2">parsedHMIConfig</text:span><text:span text:style-name="T2">，對</text:span><text:span text:style-name="T2">每個 </text:span><text:span text:style-name="T2">tree node </text:span><text:span text:style-name="T2">根據 </text:span></text:p>
            <text:p text:style-name="P14"><text:span text:style-name="T2">deviceID </text:span><text:span text:style-name="T2">找出其 </text:span><text:span text:style-name="T2">production data</text:span><text:span text:style-name="T2">，並</text:span><text:span text:style-name="T2">根據資料產生</text:span></text:p>
            <text:p text:style-name="P14"><text:span text:style-name="T2">一個對應的 </text:span><text:span text:style-name="T2">ReelData</text:span><text:span text:style-name="T2">，最後存入 </text:span></text:p>
            <text:p text:style-name="P14"><text:span text:style-name="T2">rollInData, </text:span><text:span text:style-name="T2">rollOutData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2H10M5S</meta:editing-duration>
    <meta:editing-cycles>9</meta:editing-cycles>
    <meta:generator>LibreOffice/7.4.7.2$Linux_X86_64 LibreOffice_project/40$Build-2</meta:generator>
    <dc:title>Pencil</dc:title>
    <dc:date>2023-12-01T17:52:35.546201607</dc:date>
    <meta:document-statistic meta:object-count="94"/>
  </office:meta>
</office:document-meta>
</file>